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ec7f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3f7f5f" style:font-name="Monospace" fo:font-size="10pt" officeooo:rsid="000af555" style:font-size-asian="10pt"/>
    </style:style>
    <style:style style:name="T3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officeooo:rsid="0009ec7f" style:font-size-asian="10pt"/>
    </style:style>
    <style:style style:name="T7" style:family="text">
      <style:text-properties fo:color="#000000" style:font-name="Monospace" fo:font-size="10pt" fo:font-weight="bold" style:font-size-asian="10pt" style:font-weight-asian="bold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005032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/*</text:span></text:p>
      <text:p text:style-name="P1"><text:span text:style-name="T1"><text:s/>* @brief FreeRTOS </text:span><text:span text:style-name="T3">Blinky</text:span><text:span text:style-name="T1"> example</text:span></text:p>
      <text:p text:style-name="P1"><text:span text:style-name="T1"><text:s/>*</text:span></text:p>
      <text:p text:style-name="P1"><text:span text:style-name="T1"><text:s/>* @note</text:span></text:p>
      <text:p text:style-name="P1"><text:span text:style-name="T1"><text:s/>* Copyright(C) NXP Semiconductors, 2014</text:span></text:p>
      <text:p text:style-name="P1"><text:span text:style-name="T1"><text:s/>* All rights reserved.</text:span></text:p>
      <text:p text:style-name="P1"><text:span text:style-name="T1"><text:s/>*</text:span></text:p>
      <text:p text:style-name="P1"><text:span text:style-name="T1"><text:s/>* @par</text:span></text:p>
      <text:p text:style-name="P1"><text:span text:style-name="T1"><text:s/>* Software that is described herein is for illustrative purposes only</text:span></text:p>
      <text:p text:style-name="P1"><text:span text:style-name="T1"><text:s/>* which provides customers with programming information regarding the</text:span></text:p>
      <text:p text:style-name="P1"><text:span text:style-name="T1"><text:s/>* LPC products. <text:s/>This software is supplied "AS IS" without any warranties of</text:span></text:p>
      <text:p text:style-name="P1"><text:span text:style-name="T1"><text:s/>* any kind, and NXP Semiconductors and its </text:span><text:span text:style-name="T3">licensor</text:span><text:span text:style-name="T1"> disclaim any and</text:span></text:p>
      <text:p text:style-name="P1"><text:span text:style-name="T1"><text:s/>* all warranties, express or implied, including all implied warranties of</text:span></text:p>
      <text:p text:style-name="P1"><text:span text:style-name="T1"><text:s/>* </text:span><text:span text:style-name="T3">merchantability</text:span><text:span text:style-name="T1">, fitness for a particular purpose and non-infringement of</text:span></text:p>
      <text:p text:style-name="P1"><text:span text:style-name="T1"><text:s/>* intellectual property rights. <text:s/>NXP Semiconductors assumes no responsibility</text:span></text:p>
      <text:p text:style-name="P1"><text:span text:style-name="T1"><text:s/>* or liability for the use of the software, conveys no license or rights under any</text:span></text:p>
      <text:p text:style-name="P1"><text:span text:style-name="T1"><text:s/>* patent, copyright, mask work right, or any other intellectual property rights in</text:span></text:p>
      <text:p text:style-name="P1"><text:span text:style-name="T1"><text:s/>* or to any products. NXP Semiconductors reserves the right to make changes</text:span></text:p>
      <text:p text:style-name="P1"><text:span text:style-name="T1"><text:s/>* in the software without notification. NXP Semiconductors also makes no</text:span></text:p>
      <text:p text:style-name="P1"><text:span text:style-name="T1"><text:s/>* representation or warranty that such application will be suitable for the</text:span></text:p>
      <text:p text:style-name="P1"><text:span text:style-name="T1"><text:s/>* specified use without further testing or modification.</text:span></text:p>
      <text:p text:style-name="P1"><text:span text:style-name="T1"><text:s/>*</text:span></text:p>
      <text:p text:style-name="P1"><text:span text:style-name="T1"><text:s/>* @par</text:span></text:p>
      <text:p text:style-name="P1"><text:span text:style-name="T1"><text:s/>* Permission to use, copy, modify, and distribute this software and its</text:span></text:p>
      <text:p text:style-name="P1"><text:span text:style-name="T1"><text:s/>* documentation is hereby granted, under NXP Semiconductors' and its</text:span></text:p>
      <text:p text:style-name="P1"><text:span text:style-name="T1"><text:s/>* licensor's relevant copyrights in the software, without fee, provided that it</text:span></text:p>
      <text:p text:style-name="P1"><text:span text:style-name="T1"><text:s/>* is used in conjunction with NXP Semiconductors </text:span><text:span text:style-name="T3">microcontrollers</text:span><text:span text:style-name="T1">. <text:s/>This</text:span></text:p>
      <text:p text:style-name="P1"><text:span text:style-name="T1"><text:s/>* copyright, permission, and disclaimer notice must appear in all copies of</text:span></text:p>
      <text:p text:style-name="P1"><text:span text:style-name="T1"><text:s/>* this code.</text:span></text:p>
      <text:p text:style-name="P1"><text:span text:style-name="T1"><text:s/>*/</text:span></text:p>
      <text:p text:style-name="P3"/>
      <text:p text:style-name="P1"><text:span text:style-name="T4">#include</text:span><text:span text:style-name="T5"> </text:span><text:span text:style-name="T8">"board.h"</text:span></text:p>
      <text:p text:style-name="P1"><text:span text:style-name="T4">#include</text:span><text:span text:style-name="T5"> </text:span><text:span text:style-name="T8">"FreeRTOS.h"</text:span></text:p>
      <text:p text:style-name="P1"><text:span text:style-name="T4">#include</text:span><text:span text:style-name="T5"> </text:span><text:span text:style-name="T8">"task.h"</text:span></text:p>
      <text:p text:style-name="P1"><text:span text:style-name="T4">#include</text:span><text:span text:style-name="T5"> </text:span><text:span text:style-name="T8">"semphr.h"</text:span></text:p>
      <text:p text:style-name="P3"/>
      <text:p text:style-name="P1"><text:span text:style-name="T1">/* Sets up system hardware */</text:span></text:p>
      <text:p text:style-name="P1"><text:span text:style-name="T4">static</text:span><text:span text:style-name="T5"> </text:span><text:span text:style-name="T4">void</text:span><text:span text:style-name="T5"> </text:span><text:span text:style-name="T7">prvSetupHardware</text:span><text:span text:style-name="T5">(</text:span><text:span text:style-name="T4">void</text:span><text:span text:style-name="T5">)</text:span></text:p>
      <text:p text:style-name="P1"><text:span text:style-name="T5">{</text:span></text:p>
      <text:p text:style-name="P1"><text:span text:style-name="T5"><text:tab/>SystemCoreClockUpdate();</text:span></text:p>
      <text:p text:style-name="P1"><text:span text:style-name="T5"><text:tab/>Board_Init();</text:span></text:p>
      <text:p text:style-name="P3"/>
      <text:p text:style-name="P1"><text:span text:style-name="T5"><text:tab/>Board_LED_Set(0, false);</text:span></text:p>
      <text:p text:style-name="P1"><text:span text:style-name="T5"><text:tab/>Board_LED_Set(1, false);</text:span></text:p>
      <text:p text:style-name="P1"><text:span text:style-name="T5"><text:tab/>Board_LED_Set(2, false);</text:span></text:p>
      <text:p text:style-name="P1"><text:span text:style-name="T5"><text:tab/>Board_LED_Set(0, true);</text:span></text:p>
      <text:p text:style-name="P1"><text:span text:style-name="T5"><text:tab/>Board_LED_Set(1, true);</text:span></text:p>
      <text:p text:style-name="P1"><text:span text:style-name="T5"><text:tab/>Board_LED_Set(2, true);</text:span></text:p>
      <text:p text:style-name="P3"/>
      <text:p text:style-name="P1"><text:span text:style-name="T5">}</text:span></text:p>
      <text:p text:style-name="P1"><text:span text:style-name="T1"/></text:p>
      <text:p text:style-name="P1"><text:span text:style-name="T5"><text:s/></text:span><text:span text:style-name="T9">xSemaphoreHandle</text:span><text:span text:style-name="T5"> </text:span><text:span text:style-name="T6">binsem</text:span><text:span text:style-name="T5">=0;</text:span></text:p>
      <text:p text:style-name="P1"><text:span text:style-name="T5"/></text:p>
      <text:p text:style-name="P1"><text:span text:style-name="T1">/* </text:span><text:span text:style-name="T2">led 1</text:span><text:span text:style-name="T1"> */</text:span></text:p>
      <text:p text:style-name="P1"><text:span text:style-name="T4">static</text:span><text:span text:style-name="T5"> </text:span><text:span text:style-name="T4">void</text:span><text:span text:style-name="T5"> </text:span><text:span text:style-name="T7">vLED_1</text:span><text:span text:style-name="T5">(</text:span><text:span text:style-name="T4">void</text:span><text:span text:style-name="T5"> *pvParameters) {</text:span></text:p>
      <text:p text:style-name="P3"/>
      <text:p text:style-name="P1"><text:soft-page-break/><text:span text:style-name="T5"><text:tab/></text:span></text:p>
      <text:p text:style-name="P1"><text:span text:style-name="T5"><text:tab/></text:span><text:span text:style-name="T4">while</text:span><text:span text:style-name="T5"> (1) {</text:span></text:p>
      <text:p text:style-name="P2"><text:span text:style-name="T5"><text:tab/><text:tab/>xSemaphoreTake(</text:span><text:span text:style-name="T6">binsem</text:span><text:span text:style-name="T5">,portMAX_DELAY);</text:span></text:p>
      <text:p text:style-name="P1"><text:span text:style-name="T5"><text:tab/>Board_LED_Set(0, false);</text:span></text:p>
      <text:p text:style-name="P1"><text:span text:style-name="T5"><text:tab/>vTaskDelay(1000);</text:span></text:p>
      <text:p text:style-name="P1"><text:span text:style-name="T5"><text:tab/>Board_LED_Set(0, true);</text:span></text:p>
      <text:p text:style-name="P2"><text:span text:style-name="T5"><text:tab/>xSemaphoreGive(</text:span><text:span text:style-name="T6">binsem</text:span><text:span text:style-name="T5">);</text:span></text:p>
      <text:p text:style-name="P3"/>
      <text:p text:style-name="P1"><text:span text:style-name="T5"><text:tab/>}</text:span></text:p>
      <text:p text:style-name="P1"><text:span text:style-name="T5">}</text:span></text:p>
      <text:p text:style-name="P3"/>
      <text:p text:style-name="P3"/>
      <text:p text:style-name="P1"><text:span text:style-name="T4">static</text:span><text:span text:style-name="T5"> </text:span><text:span text:style-name="T4">void</text:span><text:span text:style-name="T5"> </text:span><text:span text:style-name="T7">vLED_2</text:span><text:span text:style-name="T5">(</text:span><text:span text:style-name="T4">void</text:span><text:span text:style-name="T5"> *pvParameters) {</text:span></text:p>
      <text:p text:style-name="P3"/>
      <text:p text:style-name="P1"><text:span text:style-name="T5"/></text:p>
      <text:p text:style-name="P1"><text:span text:style-name="T5"><text:tab/></text:span><text:span text:style-name="T4">while</text:span><text:span text:style-name="T5"> (1){</text:span></text:p>
      <text:p text:style-name="P2"><text:span text:style-name="T5"><text:tab/><text:tab/>xSemaphoreTake(</text:span><text:span text:style-name="T6">binsem</text:span><text:span text:style-name="T5">,portMAX_DELAY);</text:span></text:p>
      <text:p text:style-name="P1"><text:span text:style-name="T5"><text:tab/>Board_LED_Set(1, false);</text:span></text:p>
      <text:p text:style-name="P1"><text:span text:style-name="T5"><text:tab/>vTaskDelay(1000);</text:span></text:p>
      <text:p text:style-name="P1"><text:span text:style-name="T5"><text:tab/>Board_LED_Set(1, true);</text:span></text:p>
      <text:p text:style-name="P2"><text:span text:style-name="T5"><text:tab/>xSemaphoreGive(</text:span><text:span text:style-name="T6">binsem</text:span><text:span text:style-name="T5">);</text:span></text:p>
      <text:p text:style-name="P1"><text:span text:style-name="T5"><text:tab/>}</text:span></text:p>
      <text:p text:style-name="P1"><text:span text:style-name="T5">}</text:span></text:p>
      <text:p text:style-name="P3"/>
      <text:p text:style-name="P1"><text:span text:style-name="T4">static</text:span><text:span text:style-name="T5"> </text:span><text:span text:style-name="T4">void</text:span><text:span text:style-name="T5"> </text:span><text:span text:style-name="T7">vLED_3</text:span><text:span text:style-name="T5">(</text:span><text:span text:style-name="T4">void</text:span><text:span text:style-name="T5"> *pvParameters) {</text:span></text:p>
      <text:p text:style-name="P3"/>
      <text:p text:style-name="P1"><text:span text:style-name="T5"><text:tab/></text:span><text:span text:style-name="T1">;</text:span></text:p>
      <text:p text:style-name="P1"><text:span text:style-name="T5"><text:tab/></text:span><text:span text:style-name="T4">while</text:span><text:span text:style-name="T5"> (1){</text:span></text:p>
      <text:p text:style-name="P3"/>
      <text:p text:style-name="P2"><text:span text:style-name="T5"><text:tab/><text:tab/>xSemaphoreTake(</text:span><text:span text:style-name="T6">binsem</text:span><text:span text:style-name="T5">,portMAX_DELAY);</text:span></text:p>
      <text:p text:style-name="P1"><text:span text:style-name="T5"><text:tab/>Board_LED_Set(2, false);</text:span></text:p>
      <text:p text:style-name="P1"><text:span text:style-name="T5"><text:tab/>vTaskDelay(1000);</text:span></text:p>
      <text:p text:style-name="P1"><text:span text:style-name="T5"><text:tab/>Board_LED_Set(2, true);</text:span></text:p>
      <text:p text:style-name="P2"><text:span text:style-name="T5"><text:tab/>xSemaphoreGive(</text:span><text:span text:style-name="T6">binsem</text:span><text:span text:style-name="T5">);</text:span></text:p>
      <text:p text:style-name="P1"><text:span text:style-name="T5"><text:tab/>}</text:span></text:p>
      <text:p text:style-name="P1"><text:span text:style-name="T5">}</text:span></text:p>
      <text:p text:style-name="P3"/>
      <text:p text:style-name="P1"><text:span text:style-name="T1"/></text:p>
      <text:p text:style-name="P1"><text:span text:style-name="T1"><text:s/>* @return<text:tab/>Nothing, function should not exit</text:span></text:p>
      <text:p text:style-name="P1"><text:span text:style-name="T1"><text:s/>*/</text:span></text:p>
      <text:p text:style-name="P1"><text:span text:style-name="T4">int</text:span><text:span text:style-name="T5"> </text:span><text:span text:style-name="T7">main</text:span><text:span text:style-name="T5">(</text:span><text:span text:style-name="T4">void</text:span><text:span text:style-name="T5">)</text:span></text:p>
      <text:p text:style-name="P1"><text:span text:style-name="T5">{</text:span></text:p>
      <text:p text:style-name="P2"><text:span text:style-name="T5"><text:tab/> vSemaphoreCreateBinary(</text:span><text:span text:style-name="T6">binsem</text:span><text:span text:style-name="T5">);</text:span></text:p>
      <text:p text:style-name="P1"><text:span text:style-name="T5"><text:tab/> prvSetupHardware();</text:span></text:p>
      <text:p text:style-name="P3"/>
      <text:p text:style-name="P1"><text:span text:style-name="T5"><text:tab/></text:span><text:span text:style-name="T1">/* LED1 <text:s/>*/</text:span></text:p>
      <text:p text:style-name="P1"><text:span text:style-name="T5"><text:tab/>xTaskCreate(vLED_1, (</text:span><text:span text:style-name="T4">signed</text:span><text:span text:style-name="T5"> </text:span><text:span text:style-name="T4">char</text:span><text:span text:style-name="T5"> *) </text:span><text:span text:style-name="T8">"vLED1"</text:span><text:span text:style-name="T5">,</text:span></text:p>
      <text:p text:style-name="P1"><text:span text:style-name="T5"><text:tab/><text:tab/><text:tab/><text:tab/>configMINIMAL_STACK_SIZE, NULL, (tskIDLE_PRIORITY + 1UL),</text:span></text:p>
      <text:p text:style-name="P1"><text:span text:style-name="T5"><text:tab/><text:tab/><text:tab/><text:tab/>(</text:span><text:span text:style-name="T9">xTaskHandle</text:span><text:span text:style-name="T5"> *) NULL);</text:span></text:p>
      <text:p text:style-name="P3"/>
      <text:p text:style-name="P1"><text:span text:style-name="T5"><text:tab/></text:span><text:span text:style-name="T1">/* LED2 <text:s/>*/</text:span></text:p>
      <text:p text:style-name="P1"><text:span text:style-name="T5"><text:tab/>xTaskCreate(vLED_2, (</text:span><text:span text:style-name="T4">signed</text:span><text:span text:style-name="T5"> </text:span><text:span text:style-name="T4">char</text:span><text:span text:style-name="T5"> *) </text:span><text:span text:style-name="T8">"vLED2"</text:span><text:span text:style-name="T5">,</text:span></text:p>
      <text:p text:style-name="P1"><text:span text:style-name="T5"><text:tab/><text:tab/><text:tab/><text:tab/>configMINIMAL_STACK_SIZE, NULL, (tskIDLE_PRIORITY + 1UL),</text:span></text:p>
      <text:p text:style-name="P1"><text:span text:style-name="T5"><text:tab/><text:tab/><text:tab/><text:tab/>(</text:span><text:span text:style-name="T9">xTaskHandle</text:span><text:span text:style-name="T5"> *) NULL);</text:span></text:p>
      <text:p text:style-name="P3"/>
      <text:p text:style-name="P1"><text:span text:style-name="T5"><text:tab/></text:span><text:span text:style-name="T1">/* LED3 */</text:span></text:p>
      <text:p text:style-name="P1"><text:span text:style-name="T5"><text:tab/><text:tab/>xTaskCreate(vLED_3, (</text:span><text:span text:style-name="T4">signed</text:span><text:span text:style-name="T5"> </text:span><text:span text:style-name="T4">char</text:span><text:span text:style-name="T5"> *) </text:span><text:span text:style-name="T8">"vLED3"</text:span><text:span text:style-name="T5">,</text:span></text:p>
      <text:p text:style-name="P1"><text:soft-page-break/><text:span text:style-name="T5"><text:tab/><text:tab/><text:tab/><text:tab/><text:tab/>configMINIMAL_STACK_SIZE, NULL, (tskIDLE_PRIORITY + 1UL),</text:span></text:p>
      <text:p text:style-name="P1"><text:span text:style-name="T5"><text:tab/><text:tab/><text:tab/><text:tab/><text:tab/>(</text:span><text:span text:style-name="T9">xTaskHandle</text:span><text:span text:style-name="T5"> *) NULL);</text:span></text:p>
      <text:p text:style-name="P3"/>
      <text:p text:style-name="P1"><text:span text:style-name="T5"><text:tab/></text:span><text:span text:style-name="T1">/* Start the scheduler */</text:span></text:p>
      <text:p text:style-name="P1"><text:span text:style-name="T5"><text:tab/>vTaskStartScheduler();</text:span></text:p>
      <text:p text:style-name="P3"/>
      <text:p text:style-name="P1"><text:span text:style-name="T5"><text:tab/></text:span><text:span text:style-name="T1">/* Should never arrive here */</text:span></text:p>
      <text:p text:style-name="P1"><text:span text:style-name="T5"><text:tab/></text:span><text:span text:style-name="T4">return</text:span><text:span text:style-name="T5"> 1;</text:span></text:p>
      <text:p text:style-name="P1"><text:span text:style-name="T5">}</text:span></text:p>
      <text:p text:style-name="P3"/>
      <text:p text:style-name="P1"><text:span text:style-name="T1">/**</text:span></text:p>
      <text:p text:style-name="P1"><text:span text:style-name="T1"><text:s/>* @}</text:span></text:p>
      <text:p text:style-name="P1"><text:span text:style-name="T1"><text:s/>*/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1:24:59.104211327</meta:creation-date>
    <dc:date>2019-04-05T11:28:51.701709274</dc:date>
    <meta:editing-duration>PT3M5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103" meta:word-count="401" meta:character-count="3046" meta:non-whitespace-character-count="2633"/>
  </office:meta>
</office:document-meta>
</file>